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size="10pt" style:font-size-asian="10pt" style:font-size-complex="10pt"/>
    </style:style>
    <style:style style:name="P2" style:family="paragraph" style:parent-style-name="Standard">
      <style:paragraph-properties fo:text-align="start" style:justify-single-word="false"/>
      <style:text-properties style:font-name="Trebuchet MS" fo:font-size="10pt" style:font-size-asian="10pt" style:font-size-complex="10pt"/>
    </style:style>
    <style:style style:name="P3" style:family="paragraph" style:parent-style-name="Standard" style:list-style-name="L1">
      <style:paragraph-properties fo:text-align="start" style:justify-single-word="false"/>
      <style:text-properties style:font-name="Trebuchet MS" fo:font-size="10pt" style:font-size-asian="10pt" style:font-size-complex="10pt"/>
    </style:style>
    <style:style style:name="P4" style:family="paragraph" style:parent-style-name="Standard">
      <style:paragraph-properties fo:text-align="start" style:justify-single-word="false"/>
      <style:text-properties style:font-name="Trebuchet MS" fo:font-size="10pt"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Trebuchet MS" fo:font-size="10pt" fo:font-weight="normal" style:font-size-asian="10pt" style:font-weight-asian="normal" style:font-size-complex="10pt" style:font-weight-complex="normal"/>
    </style:style>
    <style:style style:name="P6" style:family="paragraph" style:parent-style-name="Standard" style:list-style-name="L2">
      <style:paragraph-properties fo:text-align="start" style:justify-single-word="false"/>
      <style:text-properties style:font-name="Trebuchet MS" fo:font-size="10pt" fo:font-weight="normal" style:font-size-asian="10pt" style:font-weight-asian="normal" style:font-size-complex="10pt" style:font-weight-complex="normal"/>
    </style:style>
    <style:style style:name="P7" style:family="paragraph" style:parent-style-name="Standard">
      <style:paragraph-properties fo:text-align="center" style:justify-single-word="false"/>
      <style:text-properties style:font-name="Trebuchet M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style:font-name="Trebuchet MS" fo:font-size="10pt" fo:font-weight="normal" style:font-size-asian="10pt" style:font-weight-asian="normal" style:font-size-complex="10pt"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font-name-asian="Consolas" style:font-name-complex="Consolas"/>
    </style:style>
    <style:style style:name="T5" style:family="text">
      <style:text-properties fo:color="#000000" style:font-name="Trebuchet MS" fo:font-size="10pt" fo:font-weight="normal" style:font-name-asian="Consolas" style:font-size-asian="10pt" style:font-weight-asian="normal" style:font-name-complex="Consolas" style:font-size-complex="10pt" style:font-weight-complex="normal"/>
    </style:style>
    <style:style style:name="T6" style:family="text">
      <style:text-properties fo:color="#000000" fo:font-weight="bold" style:font-name-asian="Consolas" style:font-weight-asian="bold" style:font-name-complex="Consolas" style:font-weight-complex="bold"/>
    </style:style>
    <style:style style:name="T7" style:family="text">
      <style:text-properties fo:color="#0000ff" style:font-name="Consolas" fo:font-size="9.5pt" style:font-name-asian="Consolas" style:font-size-asian="9.5pt" style:font-name-complex="Consolas" style:font-size-complex="9.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ject Standard</text:p>
      <text:p text:style-name="P1"/>
      <text:p text:style-name="P2"/>
      <text:p text:style-name="P2"><text:span text:style-name="T1"><text:tab/>MVC AND Class Library</text:span></text:p>
      <text:p text:style-name="P2"><text:span text:style-name="T1"/></text:p>
      <text:p text:style-name="P5">Current Desk Back Office is a mvc project. We have created seprate class libraray for various purpose. All the class library or project is starting with the name "CurrentDesk" so.</text:p>
      <text:p text:style-name="P2"/>
      <text:list xml:id="list7140217936690887343" text:style-name="L1">
        <text:list-item>
          <text:p text:style-name="P3">CurrentDesk.BackOffice :: This is the main MVC project with default three layer structure.</text:p>
        </text:list-item>
        <text:list-item>
          <text:p text:style-name="P3">CurrentDesk.Common :: This library contains common stuff.</text:p>
        </text:list-item>
        <text:list-item>
          <text:p text:style-name="P3">CurrentDesk.DAL :: this is the data acess layer with .edmx.</text:p>
        </text:list-item>
        <text:list-item>
          <text:p text:style-name="P3">CurrentDesk.Logging :: This module is used to log error we are using custom log4net.</text:p>
        </text:list-item>
        <text:list-item>
          <text:p text:style-name="P3">CurrentDesk.Model :: This Module contains all the database models.</text:p>
        </text:list-item>
        <text:list-item>
          <text:p text:style-name="P3">CurrentDesk.repository :: This Module contains repository and Buisness Object for all the entity in database.</text:p>
        </text:list-item>
        <text:list-item>
          <text:p text:style-name="P3">CurrentDesk.WebAPI :: This is the web API we created for the current desk project.</text:p>
        </text:list-item>
      </text:list>
      <text:p text:style-name="P2"/>
      <text:p text:style-name="P2"><text:s/></text:p>
      <text:p text:style-name="P2"/>
      <text:p text:style-name="P2"><text:span text:style-name="T1"><text:tab/>AZURE</text:span></text:p>
      <text:p text:style-name="P2"><text:span text:style-name="T1"/></text:p>
      <text:p text:style-name="P5">For deploying we are using Azure Environment and they are named as </text:p>
      <text:p text:style-name="P5"/>
      <text:list xml:id="list5523587835363528438" text:style-name="L2">
        <text:list-item>
          <text:list>
            <text:list-item>
              <text:list>
                <text:list-item>
                  <text:p text:style-name="P6">CurrentDesk.BackOffice.Azure :: This is to deploy Current desk Back Office</text:p>
                </text:list-item>
                <text:list-item>
                  <text:p text:style-name="P6">CurrentDesk.WebAPI.Azure :: This Is to deploy WebApi Azure.</text:p>
                </text:list-item>
              </text:list>
            </text:list-item>
          </text:list>
        </text:list-item>
      </text:list>
      <text:p text:style-name="P5"/>
      <text:p text:style-name="P5"><text:s/><text:tab/><text:span text:style-name="T1">CurrentDeskBackOffice</text:span></text:p>
      <text:p text:style-name="P5"><text:span text:style-name="T1"/></text:p>
      <text:p text:style-name="P5"><text:span text:style-name="T1"><text:tab/>Controller : </text:span>All the controller are suffixed with Controller. We have created seprated module for seprate controller. For example all the routines and sub routines related to Account sign up is written in AccountSignUpController simmilarly all the prorile related terms are written in profile controller. </text:p>
      <text:p text:style-name="P5"/>
      <text:p text:style-name="P5"><text:s/><text:tab/><text:span text:style-name="T1">Models </text:span>: All the models are <text:s/>suffixed with model. We are distinguishing differnt models with differnt action by creating different folder for the same. For example if we have models related to edit ,we are creating edit folder and than placing different edit model inside it. </text:p>
      <text:p text:style-name="P5"/>
      <text:p text:style-name="P5"><text:tab/><text:span text:style-name="T1">View : </text:span>Views are named diffending upon the task represented by that view. Suppose any view related to signup ,let say individual we are crating view with the name Individual Account. Again we have separted views of different module in different folder as that of controller. </text:p>
      <text:p text:style-name="P5"/>
      <text:p text:style-name="P5"/>
      <text:p text:style-name="P5"><text:tab/><text:span text:style-name="T1">Javascript And CSS</text:span></text:p>
      <text:p text:style-name="P5"><text:span text:style-name="T1"/></text:p>
      <text:p text:style-name="P5"><text:span text:style-name="T1">CSS</text:span></text:p>
      <text:p text:style-name="P5"><text:span text:style-name="T1"/></text:p>
      <text:p text:style-name="P5">All the design, javascript css all are provided by our client. We have created a common.css, this css contain all the common style through out the project. We have seprate css for the account sign up form.This all css resides inside content folder in CurrentDeskBackOffice project.We are using bundling mechanism to refer all the css .</text:p>
      <text:p text:style-name="P4"/>
      <text:p text:style-name="P4">JAVASCRIPT</text:p>
      <text:p text:style-name="P4"/>
      <text:p text:style-name="P5">All the script are palcaed in the folder Scripts.Again to refer script we are using bundling mechanism provided in MVC. We are using JQGrid and all the Script Related to JQGrid is placed inside jquery.jqGrid-4.4.4 folder. We are using common js file which is getting used throuh out the project.</text:p>
      <text:p text:style-name="P5"/>
      <text:p text:style-name="P5"/>
      <text:p text:style-name="P5"/>
      <text:p text:style-name="P5"/>
      <text:p text:style-name="P5"/>
      <text:p text:style-name="P5"/>
      <text:p text:style-name="P5"/>
      <text:p text:style-name="P5"><text:soft-page-break/><text:s text:c="11"/></text:p>
      <text:p text:style-name="P5"><text:span text:style-name="T1"/></text:p>
      <text:p text:style-name="P5"><text:span text:style-name="T1"/></text:p>
      <text:p text:style-name="P5"><text:span text:style-name="T1"><text:tab/>RazorEngine</text:span></text:p>
      <text:p text:style-name="P5"><text:span text:style-name="T1"/></text:p>
      <text:p text:style-name="P5">We have used razor engine in our project. So to display different form element we have to use following HTML Helper :-</text:p>
      <text:p text:style-name="P5"/>
      <text:p text:style-name="P8"><text:span text:style-name="T2">BeginForm() <text:tab/>:: <text:s/></text:span><text:span text:style-name="T3">@</text:span><text:span text:style-name="T7">using</text:span><text:span text:style-name="T3"> (Html.BeginForm())</text:span></text:p>
      <text:p text:style-name="P5">EndForm() <text:tab/>:: <text:s/><text:span text:style-name="T3">@</text:span><text:span text:style-name="T7">using</text:span><text:span text:style-name="T3"> (Html.</text:span><text:span text:style-name="T4">EndForm</text:span><text:span text:style-name="T3">())</text:span></text:p>
      <text:p text:style-name="P5">TextArea()<text:tab/>:: <text:span text:style-name="T3">@Html.TextAreaFor()</text:span></text:p>
      <text:p text:style-name="P8"><text:span text:style-name="T2">TextBox()<text:tab/>:: </text:span><text:span text:style-name="T3">@Html.TextBoxFor()</text:span></text:p>
      <text:p text:style-name="P8"><text:span text:style-name="T2">CheckBox()<text:tab/>:: </text:span><text:span text:style-name="T3">@Html.CheckBoxFor()</text:span></text:p>
      <text:p text:style-name="P8"><text:span text:style-name="T2">RadioButton()<text:tab/>:: </text:span><text:span text:style-name="T3">@Html.RadioButtonFor</text:span></text:p>
      <text:p text:style-name="P8"><text:span text:style-name="T2">ListBox()<text:tab/>:: </text:span><text:span text:style-name="T3">@Html.ListBoxFor</text:span></text:p>
      <text:p text:style-name="P8"><text:span text:style-name="T2">DropDownList()<text:tab/>::</text:span><text:span text:style-name="T3">@Html.DropDownListFor</text:span></text:p>
      <text:p text:style-name="P8"><text:span text:style-name="T2">Hidden()<text:tab/>:: </text:span><text:span text:style-name="T3">@Html.HiddenFor</text:span></text:p>
      <text:p text:style-name="P8"><text:span text:style-name="T2">Password()<text:tab/>::</text:span><text:span text:style-name="T3">@Html.</text:span><text:span text:style-name="T5">Password</text:span><text:span text:style-name="T3">For</text:span></text:p>
      <text:p text:style-name="P8"><text:span text:style-name="T3"/></text:p>
      <text:p text:style-name="P2"><text:span text:style-name="T4"><text:tab/></text:span><text:span text:style-name="T6">MasterPage</text:span></text:p>
      <text:p text:style-name="P5"><text:span text:style-name="T4"/></text:p>
      <text:p text:style-name="P5"><text:span text:style-name="T4">We are using mster page concept in our project. All the master page are suffixed with master and all these master project resides in shared folder of MVC Project.The master page are named upon the use for example : "BackOfficeMaster"</text:span></text:p>
      <text:p text:style-name="P5"><text:tab/></text:p>
      <text:p text:style-name="P5"><text:tab/><text:span text:style-name="T1">Validation </text:span></text:p>
      <text:p text:style-name="P5"><text:span text:style-name="T1"/></text:p>
      <text:p text:style-name="P5">In most of cases to validate we are using dataannotation which is behaving as client side as well as server side validation. To implement cross field validation or custom validation we are using custom attribute class. This custom attribute class name is suffixed by Attribute for example : "RequiredIfAttribute". We have a folder named <text:s/>custom in back office project here we are keeping our custom attributes.</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9M28S</meta:editing-duration>
    <meta:editing-cycles>10</meta:editing-cycles>
    <meta:generator>OpenOffice.org/3.4.1$Win32 OpenOffice.org_project/341m1$Build-9593</meta:generator>
    <dc:date>2013-02-12T19:50:03.57</dc:date>
    <meta:document-statistic meta:table-count="0" meta:image-count="0" meta:object-count="0" meta:page-count="2" meta:paragraph-count="42" meta:word-count="568" meta:character-count="3680"/>
    <meta:user-defined meta:name="Info 1"/>
    <meta:user-defined meta:name="Info 2"/>
    <meta:user-defined meta:name="Info 3"/>
    <meta:user-defined meta:name="Info 4"/>
  </office:meta>
</office:document-meta>
</file>